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C30000004214338BA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6.499cm" table:align="margins" style:may-break-between-rows="true" style:writing-mode="lr-tb" table:border-model="collapsing"/>
    </style:style>
    <style:style style:name="Таблица1.A" style:family="table-column">
      <style:table-column-properties style:column-width="3.3cm" style:rel-column-width="13107*"/>
    </style:style>
    <style:style style:name="Таблица1.A1" style:family="table-cell">
      <style:table-cell-properties fo:background-color="#b2b2b2" fo:padding="0cm" fo:border="0.75pt solid #666666" style:writing-mode="page">
        <style:background-image/>
      </style:table-cell-properties>
    </style:style>
    <style:style style:name="Таблица1.B1" style:family="table-cell">
      <style:table-cell-properties fo:background-color="#b2b2b2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Таблица1.A2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Таблица1.B2" style:family="table-cell" style:data-style-name="N10000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Таблица1.C2" style:family="table-cell" style:data-style-name="N10000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Таблица1.E2" style:family="table-cell" style:data-style-name="N10000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Таблица1.8" style:family="table-row">
      <style:table-row-properties fo:keep-together="auto"/>
    </style:style>
    <style:style style:name="Таблица1.A9" style:family="table-cell">
      <style:table-cell-properties fo:background-color="transparent" fo:padding="0cm" fo:border="0.75pt solid #666666" style:writing-mode="page">
        <style:background-image/>
      </style:table-cell-properties>
    </style:style>
    <style:style style:name="Таблица1.B9" style:family="table-cell" style:data-style-name="N10000">
      <style:table-cell-properties fo:background-color="#eeeeee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Таблица1.C9" style:family="table-cell" style:data-style-name="N10000">
      <style:table-cell-properties fo:background-color="transparent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Таблица1.E9" style:family="table-cell" style:data-style-name="N10000">
      <style:table-cell-properties fo:background-color="transparent" fo:padding="0cm" fo:border="0.75pt solid #666666" style:writing-mode="page">
        <style:background-image/>
      </style:table-cell-properties>
    </style:style>
    <style:style style:name="P1" style:family="paragraph" style:parent-style-name="Standard">
      <style:paragraph-properties fo:line-height="100%" fo:text-align="center" style:justify-single-word="false" fo:text-indent="1.251cm" style:auto-text-indent="false"/>
    </style:style>
    <style:style style:name="P2" style:family="paragraph" style:parent-style-name="Standard">
      <style:paragraph-properties fo:text-align="center" style:justify-single-word="false" fo:text-indent="1.251cm" style:auto-text-indent="false"/>
      <style:text-properties officeooo:paragraph-rsid="001a6524"/>
    </style:style>
    <style:style style:name="P3" style:family="paragraph" style:parent-style-name="Standard">
      <style:paragraph-properties fo:line-height="100%" fo:text-align="end" style:justify-single-word="false" fo:text-indent="1.251cm" style:auto-text-indent="false"/>
    </style:style>
    <style:style style:name="P4" style:family="paragraph" style:parent-style-name="Standard">
      <style:paragraph-properties fo:line-height="100%" fo:text-indent="1.251cm" style:auto-text-indent="false"/>
    </style:style>
    <style:style style:name="P5" style:family="paragraph" style:parent-style-name="Standard">
      <style:paragraph-properties fo:text-align="center" style:justify-single-word="false" fo:text-indent="1.251cm" style:auto-text-indent="false"/>
    </style:style>
    <style:style style:name="P6" style:family="paragraph" style:parent-style-name="Standard">
      <style:paragraph-properties fo:margin-top="0cm" fo:margin-bottom="0cm" style:contextual-spacing="false" fo:line-height="100%"/>
      <style:text-properties fo:font-weight="bold" officeooo:rsid="00c22ff1" style:font-weight-asian="bold" style:font-weight-complex="bold"/>
    </style:style>
    <style:style style:name="P7" style:family="paragraph" style:parent-style-name="Standard">
      <style:paragraph-properties fo:margin-top="0cm" fo:margin-bottom="0cm" style:contextual-spacing="false" fo:line-height="100%"/>
      <style:text-properties fo:font-weight="bold" officeooo:rsid="00c22ff1" officeooo:paragraph-rsid="00c768ee" style:font-weight-asian="bold" style:font-weight-complex="bold"/>
    </style:style>
    <style:style style:name="P8" style:family="paragraph" style:parent-style-name="Standard">
      <style:paragraph-properties fo:margin-top="0cm" fo:margin-bottom="0cm" style:contextual-spacing="false" fo:line-height="100%"/>
      <style:text-properties fo:font-weight="bold" officeooo:rsid="00c768ee" officeooo:paragraph-rsid="00c768ee" style:font-weight-asian="bold" style:font-weight-complex="bold"/>
    </style:style>
    <style:style style:name="P9" style:family="paragraph" style:parent-style-name="Standard">
      <style:paragraph-properties fo:margin-top="0cm" fo:margin-bottom="0cm" style:contextual-spacing="false" fo:line-height="100%"/>
      <style:text-properties fo:font-weight="bold" officeooo:rsid="00c768ee" officeooo:paragraph-rsid="00cf8241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0cf824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ca4703" officeooo:paragraph-rsid="00cf824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margin-top="0cm" fo:margin-bottom="0cm" style:contextual-spacing="false" fo:line-height="100%"/>
      <style:text-properties fo:font-size="14pt" fo:font-weight="bold" officeooo:rsid="00c9ee72" officeooo:paragraph-rsid="00cf8241" style:font-size-asian="12.25pt" style:font-weight-asian="bold" style:font-size-complex="14pt" style:font-weight-complex="bold"/>
    </style:style>
    <style:style style:name="P13" style:family="paragraph" style:parent-style-name="Standard">
      <style:paragraph-properties fo:margin-top="0cm" fo:margin-bottom="0cm" style:contextual-spacing="false" fo:line-height="100%"/>
      <style:text-properties fo:font-size="14pt" fo:font-weight="bold" officeooo:rsid="00c9ee72" officeooo:paragraph-rsid="00c768ee" style:font-size-asian="12.25pt" style:font-weight-asian="bold" style:font-size-complex="14pt" style:font-weight-complex="bold"/>
    </style:style>
    <style:style style:name="P14" style:family="paragraph" style:parent-style-name="Standard">
      <style:paragraph-properties fo:margin-top="0cm" fo:margin-bottom="0cm" style:contextual-spacing="false" fo:line-height="100%"/>
      <style:text-properties fo:font-size="14pt" fo:font-weight="normal" officeooo:rsid="00c9ee72" officeooo:paragraph-rsid="00c768ee" style:font-size-asian="12.25pt" style:font-weight-asian="normal" style:font-size-complex="14pt" style:font-weight-complex="normal"/>
    </style:style>
    <style:style style:name="P15" style:family="paragraph" style:parent-style-name="Standard" style:list-style-name="L1">
      <style:paragraph-properties fo:margin-top="0cm" fo:margin-bottom="0cm" style:contextual-spacing="false" fo:line-height="100%"/>
      <style:text-properties fo:font-size="14pt" fo:font-weight="normal" officeooo:rsid="00c9ee72" officeooo:paragraph-rsid="00c768ee" style:font-size-asian="12.25pt" style:font-weight-asian="normal" style:font-size-complex="14pt" style:font-weight-complex="normal"/>
    </style:style>
    <style:style style:name="P16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font-size="14pt" fo:font-weight="normal" officeooo:rsid="00c9ee72" officeooo:paragraph-rsid="00c768ee" style:font-size-asian="12.25pt" style:font-weight-asian="normal" style:font-size-complex="14pt" style:font-weight-complex="normal"/>
    </style:style>
    <style:style style:name="P17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fo:font-size="14pt" fo:font-weight="normal" officeooo:rsid="00c9ee72" officeooo:paragraph-rsid="00c768ee" style:font-size-asian="12.25pt" style:font-weight-asian="normal" style:font-size-complex="14pt" style:font-weight-complex="normal"/>
    </style:style>
    <style:style style:name="P18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fo:font-size="14pt" fo:font-weight="bold" officeooo:rsid="00c9ee72" officeooo:paragraph-rsid="00c768ee" style:font-size-asian="12.25pt" style:font-weight-asian="bold" style:font-size-complex="14pt" style:font-weight-complex="bold"/>
    </style:style>
    <style:style style:name="P19" style:family="paragraph" style:parent-style-name="Standard" style:list-style-name="L2">
      <style:paragraph-properties fo:margin-top="0cm" fo:margin-bottom="0cm" style:contextual-spacing="false" fo:line-height="100%" fo:text-align="start" style:justify-single-word="false"/>
      <style:text-properties fo:font-size="14pt" fo:font-weight="normal" officeooo:rsid="00cd1948" officeooo:paragraph-rsid="00cd1948" style:font-size-asian="12.25pt" style:font-weight-asian="normal" style:font-size-complex="14pt" style:font-weight-complex="normal"/>
    </style:style>
    <style:style style:name="P20" style:family="paragraph" style:parent-style-name="Standard" style:list-style-name="L2">
      <style:paragraph-properties fo:margin-top="0cm" fo:margin-bottom="0cm" style:contextual-spacing="false" fo:line-height="100%" fo:text-align="start" style:justify-single-word="false"/>
      <style:text-properties fo:font-size="14pt" fo:font-weight="normal" officeooo:rsid="00cd1948" officeooo:paragraph-rsid="00cf8241" style:font-size-asian="12.25pt" style:font-weight-asian="normal" style:font-size-complex="14pt" style:font-weight-complex="normal"/>
    </style:style>
    <style:style style:name="P21" style:family="paragraph" style:parent-style-name="Standard" style:list-style-name="L2" style:master-page-name="">
      <loext:graphic-properties draw:fill="none"/>
      <style:paragraph-properties fo:margin-left="0cm" fo:margin-right="0cm" fo:margin-top="0cm" fo:margin-bottom="0cm" style:contextual-spacing="false" fo:line-height="100%" fo:text-align="start" style:justify-single-word="false" fo:orphans="2" fo:widows="2" fo:text-indent="-0.6cm" style:auto-text-indent="false" style:page-number="auto" fo:background-color="transparent" style:writing-mode="lr-tb"/>
      <style:text-properties fo:font-size="14pt" fo:font-weight="normal" officeooo:rsid="00cd1948" officeooo:paragraph-rsid="00cf8241" style:font-size-asian="12.25pt" style:font-weight-asian="normal" style:font-size-complex="14pt" style:font-weight-complex="normal"/>
    </style:style>
    <style:style style:name="P22" style:family="paragraph" style:parent-style-name="Standard" style:list-style-name="L2" style:master-page-name="">
      <loext:graphic-properties draw:fill="none"/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style:page-number="auto" fo:background-color="transparent" style:writing-mode="lr-tb"/>
      <style:text-properties fo:font-size="14pt" fo:font-weight="normal" officeooo:rsid="00cd1948" officeooo:paragraph-rsid="00cfade5" style:font-size-asian="12.25pt" style:font-weight-asian="normal" style:font-size-complex="14pt" style:font-weight-complex="normal"/>
    </style:style>
    <style:style style:name="P23" style:family="paragraph" style:parent-style-name="Standard" style:list-style-name="L2">
      <loext:graphic-properties draw:fill="none"/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/>
      <style:text-properties fo:font-size="14pt" fo:font-weight="normal" officeooo:rsid="00cd1948" officeooo:paragraph-rsid="00cfade5" style:font-size-asian="12.25pt" style:font-weight-asian="normal" style:font-size-complex="14pt" style:font-weight-complex="normal"/>
    </style:style>
    <style:style style:name="P24" style:family="paragraph" style:parent-style-name="Standard" style:list-style-name="L2">
      <loext:graphic-properties draw:fill="none"/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/>
      <style:text-properties fo:font-size="14pt" fo:font-weight="bold" officeooo:rsid="00cd1948" officeooo:paragraph-rsid="00cfade5" style:font-size-asian="12.25pt" style:font-weight-asian="bold" style:font-size-complex="14pt" style:font-weight-complex="bold"/>
    </style:style>
    <style:style style:name="P25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/>
      <style:text-properties fo:font-size="14pt" fo:font-weight="normal" officeooo:rsid="00cd1948" officeooo:paragraph-rsid="00cfade5" style:font-size-asian="12.25pt" style:font-weight-asian="normal" style:font-size-complex="14pt" style:font-weight-complex="normal"/>
    </style:style>
    <style:style style:name="P26" style:family="paragraph" style:parent-style-name="Standard" style:list-style-name="L3">
      <loext:graphic-properties draw:fill="none"/>
      <style:paragraph-properties fo:margin-top="0cm" fo:margin-bottom="0cm" style:contextual-spacing="false" fo:line-height="100%" fo:text-align="start" style:justify-single-word="false" fo:orphans="2" fo:widows="2" fo:background-color="transparent" style:writing-mode="lr-tb"/>
      <style:text-properties fo:font-size="14pt" fo:font-weight="normal" officeooo:rsid="00cd1948" officeooo:paragraph-rsid="00cfade5" style:font-size-asian="12.25pt" style:font-weight-asian="normal" style:font-size-complex="14pt" style:font-weight-complex="normal"/>
    </style:style>
    <style:style style:name="P27" style:family="paragraph" style:parent-style-name="Standard">
      <loext:graphic-properties draw:fill="none"/>
      <style:paragraph-properties fo:margin-top="0cm" fo:margin-bottom="0cm" style:contextual-spacing="false" fo:line-height="100%" fo:text-align="start" style:justify-single-word="false" fo:orphans="2" fo:widows="2" fo:background-color="transparent" style:writing-mode="lr-tb"/>
      <style:text-properties fo:font-size="14pt" fo:font-weight="normal" officeooo:rsid="00cd1948" officeooo:paragraph-rsid="00cfade5" style:font-size-asian="12.25pt" style:font-weight-asian="normal" style:font-size-complex="14pt" style:font-weight-complex="normal"/>
    </style:style>
    <style:style style:name="P28" style:family="paragraph" style:parent-style-name="Standard">
      <loext:graphic-properties draw:fill="none"/>
      <style:paragraph-properties fo:margin-top="0cm" fo:margin-bottom="0cm" style:contextual-spacing="false" fo:line-height="100%" fo:text-align="start" style:justify-single-word="false" fo:orphans="2" fo:widows="2" fo:background-color="transparent" style:writing-mode="lr-tb"/>
      <style:text-properties fo:font-size="14pt" fo:font-weight="bold" officeooo:rsid="00cd1948" officeooo:paragraph-rsid="00cfade5" style:font-size-asian="12.25pt" style:font-weight-asian="bold" style:font-size-complex="14pt" style:font-weight-complex="bold"/>
    </style:style>
    <style:style style:name="P29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/>
      <style:text-properties officeooo:paragraph-rsid="00cfade5"/>
    </style:style>
    <style:style style:name="P30" style:family="paragraph" style:parent-style-name="Text_20_body" style:list-style-name="L4">
      <loext:graphic-properties draw:fill="none"/>
      <style:paragraph-properties fo:margin-top="0cm" fo:margin-bottom="0cm" style:contextual-spacing="false" fo:line-height="100%" fo:text-align="start" style:justify-single-word="false" fo:orphans="2" fo:widows="2" fo:background-color="transparent" style:writing-mode="lr-tb"/>
      <style:text-properties fo:font-size="14pt" fo:font-weight="normal" officeooo:rsid="00cd1948" officeooo:paragraph-rsid="00cfade5" style:font-size-asian="12.25pt" style:font-weight-asian="normal" style:font-size-complex="14pt" style:font-weight-complex="normal"/>
    </style:style>
    <style:style style:name="P31" style:family="paragraph" style:parent-style-name="Text_20_body" style:list-style-name="L4">
      <loext:graphic-properties draw:fill="none"/>
      <style:paragraph-properties fo:margin-top="0cm" fo:margin-bottom="0cm" style:contextual-spacing="false" fo:line-height="100%" fo:text-align="start" style:justify-single-word="false" fo:orphans="2" fo:widows="2" fo:background-color="transparent" style:writing-mode="lr-tb"/>
      <style:text-properties officeooo:rsid="00cd1948" officeooo:paragraph-rsid="00cfade5" style:font-size-asian="12.25pt" style:font-size-complex="14pt"/>
    </style:style>
    <style:style style:name="P32" style:family="paragraph" style:parent-style-name="Text_20_body">
      <loext:graphic-properties draw:fill="none"/>
      <style:paragraph-properties fo:margin-top="0cm" fo:margin-bottom="0cm" style:contextual-spacing="false" fo:line-height="100%" fo:text-align="start" style:justify-single-word="false" fo:orphans="2" fo:widows="2" fo:background-color="transparent" style:writing-mode="lr-tb"/>
      <style:text-properties fo:font-size="14pt" fo:font-weight="normal" officeooo:rsid="00cd1948" officeooo:paragraph-rsid="00d1c05f" style:font-size-asian="12.25pt" style:font-weight-asian="normal" style:font-size-complex="14pt" style:font-weight-complex="normal"/>
    </style:style>
    <style:style style:name="P33" style:family="paragraph" style:parent-style-name="Text_20_body">
      <loext:graphic-properties draw:fill="none"/>
      <style:paragraph-properties fo:margin-top="0cm" fo:margin-bottom="0cm" style:contextual-spacing="false" fo:line-height="100%" fo:text-align="start" style:justify-single-word="false" fo:orphans="2" fo:widows="2" fo:background-color="transparent" style:writing-mode="lr-tb"/>
      <style:text-properties fo:font-size="14pt" fo:font-weight="bold" officeooo:rsid="00cd1948" officeooo:paragraph-rsid="00d1c05f" style:font-size-asian="12.25pt" style:font-weight-asian="bold" style:font-size-complex="14pt" style:font-weight-complex="bold"/>
    </style:style>
    <style:style style:name="P34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fo:font-size="14pt" fo:font-weight="normal" officeooo:rsid="00cd1948" officeooo:paragraph-rsid="00cd1948" style:font-size-asian="12.25pt" style:font-weight-asian="normal" style:font-size-complex="14pt" style:font-weight-complex="normal"/>
    </style:style>
    <style:style style:name="P35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fo:font-size="14pt" fo:font-weight="bold" officeooo:rsid="00cd1948" officeooo:paragraph-rsid="00cd1948" style:font-size-asian="12.25pt" style:font-weight-asian="bold" style:font-size-complex="14pt" style:font-weight-complex="bold"/>
    </style:style>
    <style:style style:name="P36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fo:font-size="14pt" fo:font-weight="normal" officeooo:rsid="00d3f7c4" officeooo:paragraph-rsid="00d3f7c4" style:font-size-asian="12.25pt" style:font-weight-asian="normal" style:font-size-complex="14pt" style:font-weight-complex="normal"/>
    </style:style>
    <style:style style:name="T1" style:family="text">
      <style:text-properties officeooo:rsid="00ccfd98"/>
    </style:style>
    <style:style style:name="T2" style:family="text">
      <style:text-properties style:font-size-complex="14pt"/>
    </style:style>
    <style:style style:name="T3" style:family="text">
      <style:text-properties fo:color="#000000" loext:opacity="100%" fo:background-color="#ffffff" loext:char-shading-value="0" style:font-size-complex="10pt"/>
    </style:style>
    <style:style style:name="T4" style:family="text">
      <style:text-properties officeooo:rsid="001a6524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officeooo:rsid="00c768ee"/>
    </style:style>
    <style:style style:name="T7" style:family="text">
      <style:text-properties officeooo:rsid="00cf8241"/>
    </style:style>
    <style:style style:name="T8" style:family="text">
      <style:text-properties officeooo:rsid="00cfade5"/>
    </style:style>
    <style:style style:name="T9" style:family="text">
      <style:text-properties officeooo:rsid="00d1c05f"/>
    </style:style>
    <style:style style:name="T10" style:family="text">
      <style:text-properties officeooo:rsid="00d26470"/>
    </style:style>
    <style:style style:name="T11" style:family="text">
      <style:text-properties officeooo:rsid="00d3f7c4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инистерство образования Республики Беларусь</text:p>
      <text:p text:style-name="P1">Учреждение Образования</text:p>
      <text:p text:style-name="P1">БЕЛОРУССКИЙ ГОСУДАРСТВЕННЫЙ УНИВЕРСИТЕТ</text:p>
      <text:p text:style-name="P1">ИНФОРМАТИКИ И РАДИОЭЛЕКТРОНИКИ</text:p>
      <text:p text:style-name="P1"/>
      <text:p text:style-name="P1">Кафедра Интеллектуальных Информационных Технологий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Лабораторная работа № <text:span text:style-name="T1">3</text:span></text:p>
      <text:p text:style-name="P2" loext:marker-style-name="T2"><text:span text:style-name="T2">«</text:span><text:span text:style-name="T3">Минимизация логических функций.</text:span>»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Прове<text:span text:style-name="T4">рил:</text:span></text:p>
      <text:p text:style-name="P3">Захаров В.В.</text:p>
      <text:p text:style-name="P3">Выполн<text:span text:style-name="T4">ил:</text:span></text:p>
      <text:p text:style-name="P3">Сайковский А.В.</text:p>
      <text:p text:style-name="P4"><text:tab/><text:tab/><text:tab/><text:tab/><text:tab/><text:tab/><text:tab/><text:tab/><text:tab/><text:tab/>ст. гр.<text:span text:style-name="T4">421702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"/>
      <text:p text:style-name="P5">Минск 202<text:span text:style-name="T4">6</text:span></text:p>
      <text:p text:style-name="P5"/>
      <text:p text:style-name="P6"><text:soft-page-break/>Задание:<text:line-break/><text:tab/><text:span text:style-name="T5">Анализ исходных представлений функций на соответствие определениям “совершенная дизъюнктивная нормальная форма” и “совершенная конъюнктивная нормальная форма”. Применение правил выполнения всех типов минимализации (т.е. переход от совершенной формы к сокращенной, от сокращенной – к тупиковой) для каждого метода минимализации (расчетного, расчетнотабличного, табличного). Сравнение результатов минимализации всех трех методов между собой (тупиковые формы должны совпадать). Перевод ДНФ в КНФ и наоборот для сравнения на равенство функций, представленных в разных формах.</text:span></text:p>
      <text:p text:style-name="P6"/>
      <text:p text:style-name="P7">Вариант <text:span text:style-name="T6">23:</text:span></text:p>
      <text:p text:style-name="P8"><draw:frame draw:style-name="fr1" draw:name="Изображение1" text:anchor-type="char" svg:width="10.201cm" svg:height="0.953cm" draw:z-index="0"><draw:image xlink:href="Pictures/10000001000002C30000004214338BAF.png" xlink:type="simple" xlink:show="embed" xlink:actuate="onLoad" draw:mime-type="image/png"/></draw:frame><text:line-break/> </text:p>
      <text:p text:style-name="P8"/>
      <text:p text:style-name="P9">Таблица истинности:<text:line-break/></text:p>
      <table:table table:name="Таблица1" table:style-name="Таблица1" table:template-name="Simple Grid Columns">
        <table:table-column table:style-name="Таблица1.A" table:number-columns-repeated="5"/>
        <table:table-row>
          <table:table-cell table:style-name="Таблица1.A1" office:value-type="string">
            <text:p text:style-name="P10">№</text:p>
          </table:table-cell>
          <table:table-cell table:style-name="Таблица1.B1" office:value-type="string">
            <text:p text:style-name="P11">X1</text:p>
          </table:table-cell>
          <table:table-cell table:style-name="Таблица1.B1" office:value-type="string">
            <text:p text:style-name="P11">X2</text:p>
          </table:table-cell>
          <table:table-cell table:style-name="Таблица1.B1" office:value-type="string">
            <text:p text:style-name="P11">X3</text:p>
          </table:table-cell>
          <table:table-cell table:style-name="Таблица1.A1" office:value-type="string">
            <text:p text:style-name="P11">f()</text:p>
          </table:table-cell>
        </table:table-row>
        <table:table-row>
          <table:table-cell table:style-name="Таблица1.A2" office:value-type="string">
            <text:p text:style-name="P11">0</text:p>
          </table:table-cell>
          <table:table-cell table:style-name="Таблица1.B2" office:value-type="float" office:value="0">
            <text:p text:style-name="P11">0</text:p>
          </table:table-cell>
          <table:table-cell table:style-name="Таблица1.C2" office:value-type="float" office:value="0">
            <text:p text:style-name="P11">0</text:p>
          </table:table-cell>
          <table:table-cell table:style-name="Таблица1.B2" office:value-type="float" office:value="0">
            <text:p text:style-name="P11">0</text:p>
          </table:table-cell>
          <table:table-cell table:style-name="Таблица1.E2" office:value-type="float" office:value="0">
            <text:p text:style-name="P11">0</text:p>
          </table:table-cell>
        </table:table-row>
        <table:table-row>
          <table:table-cell table:style-name="Таблица1.A2" office:value-type="string">
            <text:p text:style-name="P11">1</text:p>
          </table:table-cell>
          <table:table-cell table:style-name="Таблица1.B2" office:value-type="float" office:value="0">
            <text:p text:style-name="P11">0</text:p>
          </table:table-cell>
          <table:table-cell table:style-name="Таблица1.C2" office:value-type="float" office:value="0">
            <text:p text:style-name="P11">0</text:p>
          </table:table-cell>
          <table:table-cell table:style-name="Таблица1.B2" office:value-type="float" office:value="1">
            <text:p text:style-name="P11">1</text:p>
          </table:table-cell>
          <table:table-cell table:style-name="Таблица1.E2" office:value-type="float" office:value="1">
            <text:p text:style-name="P11">1</text:p>
          </table:table-cell>
        </table:table-row>
        <table:table-row>
          <table:table-cell table:style-name="Таблица1.A2" office:value-type="string">
            <text:p text:style-name="P11">2</text:p>
          </table:table-cell>
          <table:table-cell table:style-name="Таблица1.B2" office:value-type="float" office:value="0">
            <text:p text:style-name="P11">0</text:p>
          </table:table-cell>
          <table:table-cell table:style-name="Таблица1.C2" office:value-type="float" office:value="1">
            <text:p text:style-name="P11">1</text:p>
          </table:table-cell>
          <table:table-cell table:style-name="Таблица1.B2" office:value-type="float" office:value="0">
            <text:p text:style-name="P11">0</text:p>
          </table:table-cell>
          <table:table-cell table:style-name="Таблица1.E2" office:value-type="float" office:value="0">
            <text:p text:style-name="P11">0</text:p>
          </table:table-cell>
        </table:table-row>
        <table:table-row>
          <table:table-cell table:style-name="Таблица1.A2" office:value-type="string">
            <text:p text:style-name="P11">3</text:p>
          </table:table-cell>
          <table:table-cell table:style-name="Таблица1.B2" office:value-type="float" office:value="0">
            <text:p text:style-name="P11">0</text:p>
          </table:table-cell>
          <table:table-cell table:style-name="Таблица1.C2" office:value-type="float" office:value="1">
            <text:p text:style-name="P11">1</text:p>
          </table:table-cell>
          <table:table-cell table:style-name="Таблица1.B2" office:value-type="float" office:value="1">
            <text:p text:style-name="P11">1</text:p>
          </table:table-cell>
          <table:table-cell table:style-name="Таблица1.E2" office:value-type="float" office:value="0">
            <text:p text:style-name="P11">0</text:p>
          </table:table-cell>
        </table:table-row>
        <table:table-row>
          <table:table-cell table:style-name="Таблица1.A2" office:value-type="string">
            <text:p text:style-name="P11">4</text:p>
          </table:table-cell>
          <table:table-cell table:style-name="Таблица1.B2" office:value-type="float" office:value="1">
            <text:p text:style-name="P11">1</text:p>
          </table:table-cell>
          <table:table-cell table:style-name="Таблица1.C2" office:value-type="float" office:value="0">
            <text:p text:style-name="P11">0</text:p>
          </table:table-cell>
          <table:table-cell table:style-name="Таблица1.B2" office:value-type="float" office:value="0">
            <text:p text:style-name="P11">0</text:p>
          </table:table-cell>
          <table:table-cell table:style-name="Таблица1.E2" office:value-type="float" office:value="0">
            <text:p text:style-name="P11">0</text:p>
          </table:table-cell>
        </table:table-row>
        <table:table-row>
          <table:table-cell table:style-name="Таблица1.A2" office:value-type="string">
            <text:p text:style-name="P11">5</text:p>
          </table:table-cell>
          <table:table-cell table:style-name="Таблица1.B2" office:value-type="float" office:value="1">
            <text:p text:style-name="P11">1</text:p>
          </table:table-cell>
          <table:table-cell table:style-name="Таблица1.C2" office:value-type="float" office:value="0">
            <text:p text:style-name="P11">0</text:p>
          </table:table-cell>
          <table:table-cell table:style-name="Таблица1.B2" office:value-type="float" office:value="1">
            <text:p text:style-name="P11">1</text:p>
          </table:table-cell>
          <table:table-cell table:style-name="Таблица1.E2" office:value-type="float" office:value="1">
            <text:p text:style-name="P11">1</text:p>
          </table:table-cell>
        </table:table-row>
        <table:table-row table:style-name="Таблица1.8">
          <table:table-cell table:style-name="Таблица1.A2" office:value-type="string">
            <text:p text:style-name="P11">6</text:p>
          </table:table-cell>
          <table:table-cell table:style-name="Таблица1.B2" office:value-type="float" office:value="1">
            <text:p text:style-name="P11">1</text:p>
          </table:table-cell>
          <table:table-cell table:style-name="Таблица1.C2" office:value-type="float" office:value="1">
            <text:p text:style-name="P11">1</text:p>
          </table:table-cell>
          <table:table-cell table:style-name="Таблица1.B2" office:value-type="float" office:value="0">
            <text:p text:style-name="P11">0</text:p>
          </table:table-cell>
          <table:table-cell table:style-name="Таблица1.E2" office:value-type="float" office:value="0">
            <text:p text:style-name="P11">0</text:p>
          </table:table-cell>
        </table:table-row>
        <table:table-row>
          <table:table-cell table:style-name="Таблица1.A9" office:value-type="string">
            <text:p text:style-name="P11">7</text:p>
          </table:table-cell>
          <table:table-cell table:style-name="Таблица1.B9" office:value-type="float" office:value="1">
            <text:p text:style-name="P11">1</text:p>
          </table:table-cell>
          <table:table-cell table:style-name="Таблица1.C9" office:value-type="float" office:value="1">
            <text:p text:style-name="P11">1</text:p>
          </table:table-cell>
          <table:table-cell table:style-name="Таблица1.B9" office:value-type="float" office:value="1">
            <text:p text:style-name="P11">1</text:p>
          </table:table-cell>
          <table:table-cell table:style-name="Таблица1.E9" office:value-type="float" office:value="1">
            <text:p text:style-name="P11">1</text:p>
          </table:table-cell>
        </table:table-row>
      </table:table>
      <text:p text:style-name="P12"/>
      <text:p text:style-name="P12">Решение:</text:p>
      <text:p text:style-name="P13"/>
      <text:p text:style-name="P14">В программе были реализованы три классических метода минимизации булевых функций:</text:p>
      <text:list text:style-name="L1">
        <text:list-item>
          <text:p text:style-name="P15">Расчетный метод (алгебраические преобразования)</text:p>
        </text:list-item>
        <text:list-item>
          <text:p text:style-name="P15">Метод Квайна-Мак-Класски (расчетно-табличный)</text:p>
        </text:list-item>
        <text:list-item>
          <text:p text:style-name="P15">Метод Вейча-Карно (табличный)</text:p>
        </text:list-item>
      </text:list>
      <text:p text:style-name="P14">Все методы работают с СДНФ и СКНФ и находят минимальные конъюнктивные и дизъюнктивные формы.</text:p>
      <text:p text:style-name="P14">Основные операции:<text:line-break/>Склеивание:</text:p>
      <text:p text:style-name="P16">a·b + a·~b = a</text:p>
      <text:p text:style-name="P17">Поглощение:</text:p>
      <text:p text:style-name="P16">a + a·b = a</text:p>
      <text:p text:style-name="P18">Расчетный метод:</text:p>
      <text:p text:style-name="P17"><text:soft-page-break/>Этот метод минимизирует исходную формулу через последовательное применение законов булевой алгебры.</text:p>
      <text:p text:style-name="P17">В программе он реализован по этому алгоритму:</text:p>
      <text:list text:style-name="L2">
        <text:list-item>
          <text:p text:style-name="P19">Преобразовать минтермы в наборы битов</text:p>
        </text:list-item>
        <text:list-item>
          <text:p text:style-name="P19">Получить все простые импликанты</text:p>
        </text:list-item>
        <text:list-item>
          <text:p text:style-name="P19">Проверить каждую импликанту на лишность</text:p>
        </text:list-item>
        <text:list-item>
          <text:p text:style-name="P20">Построить минимальное покрытие</text:p>
          <text:p text:style-name="P21">Преимущества метода заключаются в том, что его реализация проста, по сравнению с другими двумя методами, низкие затраты на память<text:span text:style-name="T7">(не требуется хранения таблиц), быстрая работа для формул, с небольшим количеством переменных.</text:span></text:p>
          <text:p text:style-name="P22">Недостатки же заключаются в том, что не всегда будет находиться минимальная ДНФ и КНФ, большие затраты по времени для формул, с большим количеством переменных.</text:p>
          <text:p text:style-name="P23"/>
          <text:p text:style-name="P24">Расчетно табличный метод <text:span text:style-name="T8">(Квайна-Мак-Класки)</text:span>:</text:p>
          <text:p text:style-name="P24"/>
        </text:list-item>
      </text:list>
      <text:p text:style-name="P25">Этот метод комбинирует склеивание с таблицей покрытия для эффективного удаления лишних импликант.</text:p>
      <text:p text:style-name="P25">В программе он реализован по этому алгоритму:</text:p>
      <text:list text:style-name="L3">
        <text:list-item>
          <text:p text:style-name="P26">Преобразовать минтермы в наборы битов</text:p>
        </text:list-item>
        <text:list-item>
          <text:p text:style-name="P26">Получить все простые импликанты</text:p>
        </text:list-item>
        <text:list-item>
          <text:p text:style-name="P26">Построить таблицу покрытия (импликанты и конституэнты)</text:p>
        </text:list-item>
        <text:list-item>
          <text:p text:style-name="P26">Найти существенные импликанты (столбцы с одним пересечением)</text:p>
        </text:list-item>
        <text:list-item>
          <text:p text:style-name="P26">Удалить лишние строки, покрыть остаток</text:p>
        </text:list-item>
      </text:list>
      <text:p text:style-name="P27">Преимущества заключаются в том, что гарантированно находит тупиковую форму.</text:p>
      <text:p text:style-name="P27">Недостатки заключаются в том, что для метода требуется много памяти <text:span text:style-name="T8">(из-за таблицы покрытия), медленная работа для формул с большим количеством переменных, более сложная реализация.</text:span></text:p>
      <text:p text:style-name="P27"/>
      <text:p text:style-name="P28">Табличный метод:</text:p>
      <text:p text:style-name="P28"/>
      <text:p text:style-name="P27">Этот метод использует визуальное представление функции на карте для группировки соседних единиц.</text:p>
      <text:p text:style-name="P29">В программе он реализован по этому алгоритму:</text:p>
      <text:list text:style-name="L4">
        <text:list-item>
          <text:p text:style-name="P30">Построить карту Карно</text:p>
        </text:list-item>
        <text:list-item>
          <text:p text:style-name="P31">Заполнить клетки по минтермам/макстермам</text:p>
        </text:list-item>
        <text:list-item>
          <text:p text:style-name="P31">Найти все возможные группы (1, 2, 4, 8 клеток)</text:p>
        </text:list-item>
        <text:list-item>
          <text:p text:style-name="P31">Выбрать минимальное покрытие групп</text:p>
        </text:list-item>
        <text:list-item>
          <text:p text:style-name="P31">Записать тупиковую форму по группам</text:p>
        </text:list-item>
      </text:list>
      <text:p text:style-name="P32">Основные недостатки этого метода заключаются в том, что довольно сложно работать с табличным представлением, так как нужно находить <text:soft-page-break/>максимальные группы, а крайние столбцы в карте Карно считаются соседними.</text:p>
      <text:p text:style-name="P32">Основные преимущества: это понятный алгоритм для человека <text:span text:style-name="T9">(для малого количества переменных), визуально видно какие элементы лишние, а какие нужно оставить.</text:span></text:p>
      <text:p text:style-name="P32"/>
      <text:p text:style-name="P33">Результаты работы программы:</text:p>
      <text:p text:style-name="P32"/>
      <text:p text:style-name="P34">Исходная функция: ~((x2+~x3)*~(x1*x3))</text:p>
      <text:p text:style-name="P34"/>
      <text:p text:style-name="P34">СОВЕРШЕННЫЕ НОРМАЛЬНЫЕ ФОРМЫ:</text:p>
      <text:p text:style-name="P34"><text:s text:c="3"/>СДНФ: ~x1*~x2*x3 + x1*~x2*x3 + x1*x2*x3</text:p>
      <text:p text:style-name="P34"><text:s text:c="3"/>Числовая форма (Минтермы): V(1, 5, 7)</text:p>
      <text:p text:style-name="P34"/>
      <text:p text:style-name="P34"><text:s text:c="3"/>СКНФ: (x1 + x2 + x3)*(x1 + ~x2 + x3)*(x1 + ~x2 + ~x3)*(~x1 + x2 + x3)*(~x1 + ~x2 + x3)</text:p>
      <text:p text:style-name="P34"><text:s text:c="3"/>Числовая форма (Макстермы): /\(0, 2, 3, 4, 6)</text:p>
      <text:p text:style-name="P34"/>
      <text:p text:style-name="P34"/>
      <text:p text:style-name="P34">МЕТОД 1: РАСЧЁТНЫЙ</text:p>
      <text:p text:style-name="P34"/>
      <text:p text:style-name="P34">[ДНФ]</text:p>
      <text:p text:style-name="P34">ТДНФ: ~x2*x3 + x1*x3</text:p>
      <text:p text:style-name="P34">МДНФ: ~x2*x3 + x1*x3</text:p>
      <text:p text:style-name="P34">Соответствие ТДНФ/МДНФ: ДА</text:p>
      <text:p text:style-name="P34"/>
      <text:p text:style-name="P34">[КНФ]</text:p>
      <text:p text:style-name="P34">ТКНФ: (x1 + ~x2)*(x3)</text:p>
      <text:p text:style-name="P34">МКНФ: (x1 + ~x2)*(x3)</text:p>
      <text:p text:style-name="P34">Соответствие ТКНФ/МКНФ: ДА</text:p>
      <text:p text:style-name="P34"/>
      <text:p text:style-name="P34">МЕТОД 2: РАСЧЁТНО-ТАБЛИЧНЫЙ</text:p>
      <text:p text:style-name="P34"/>
      <text:p text:style-name="P34">[ДНФ]</text:p>
      <text:p text:style-name="P34"/>
      <text:p text:style-name="P34">Таблица покрытия:</text:p>
      <text:p text:style-name="P34">Импликанты\Конституэнты | 1 | 5 | 7</text:p>
      <text:p text:style-name="P34">-----------------------------------</text:p>
      <text:p text:style-name="P34">~x2*x3 <text:s text:c="19"/>| X | X | </text:p>
      <text:p text:style-name="P34">x1*x3 <text:s text:c="20"/>| <text:s/>| X | X</text:p>
      <text:p text:style-name="P34">ТДНФ: ~x2*x3 + x1*x3</text:p>
      <text:p text:style-name="P34">МДНФ: ~x2*x3 + x1*x3</text:p>
      <text:p text:style-name="P34">Соответствие ТДНФ/МДНФ: ДА</text:p>
      <text:p text:style-name="P34"/>
      <text:p text:style-name="P34"><text:soft-page-break/>[КНФ]</text:p>
      <text:p text:style-name="P34"/>
      <text:p text:style-name="P34">Таблица покрытия:</text:p>
      <text:p text:style-name="P34">Импликанты\Конституэнты | 0 | 2 | 3 | 4 | 6</text:p>
      <text:p text:style-name="P34">-------------------------------------------</text:p>
      <text:p text:style-name="P34">~x1*x2 <text:s text:c="19"/>| <text:s/>| X | X | <text:s/>| </text:p>
      <text:p text:style-name="P34">~x3 <text:s text:c="22"/>| X | X | <text:s/>| X | X</text:p>
      <text:p text:style-name="P34">ТКНФ: (x1 + ~x2)*(x3)</text:p>
      <text:p text:style-name="P34">МКНФ: (x1 + ~x2)*(x3)</text:p>
      <text:p text:style-name="P34">Соответствие ТКНФ/МКНФ: ДА</text:p>
      <text:p text:style-name="P34"/>
      <text:p text:style-name="P34">МЕТОД 3: ТАБЛИЧНЫЙ (КАРТЫ КАРНО)</text:p>
      <text:p text:style-name="P34"/>
      <text:p text:style-name="P34">[ДНФ]</text:p>
      <text:p text:style-name="P34"/>
      <text:p text:style-name="P34">Карта Карно:</text:p>
      <text:p text:style-name="P34"><text:s text:c="4"/>00 <text:s/>01 <text:s/>11 <text:s/>10</text:p>
      <text:p text:style-name="P34">0: <text:s/>0 <text:s text:c="2"/>1 <text:s text:c="2"/>0 <text:s text:c="2"/>0 <text:s/></text:p>
      <text:p text:style-name="P34">1: <text:s/>0 <text:s text:c="2"/>1 <text:s text:c="2"/>1 <text:s text:c="2"/>0 <text:s/></text:p>
      <text:p text:style-name="P34">ТДНФ: ~x2*x3 + x1*x3</text:p>
      <text:p text:style-name="P34">МДНФ: ~x2*x3 + x1*x3</text:p>
      <text:p text:style-name="P34">Соответствие ТДНФ/МДНФ: ДА</text:p>
      <text:p text:style-name="P34"/>
      <text:p text:style-name="P34">[КНФ]</text:p>
      <text:p text:style-name="P34"/>
      <text:p text:style-name="P34">Карта Карно:</text:p>
      <text:p text:style-name="P34"><text:s text:c="4"/>00 <text:s/>01 <text:s/>11 <text:s/>10</text:p>
      <text:p text:style-name="P34">0: <text:s/>1 <text:s text:c="2"/>0 <text:s text:c="2"/>1 <text:s text:c="2"/>1 <text:s/></text:p>
      <text:p text:style-name="P34">1: <text:s/>1 <text:s text:c="2"/>0 <text:s text:c="2"/>0 <text:s text:c="2"/>1 <text:s/></text:p>
      <text:p text:style-name="P34">ТКНФ: (x1 + ~x2)*(x3)</text:p>
      <text:p text:style-name="P34">МКНФ: (x1 + ~x2)*(x3)</text:p>
      <text:p text:style-name="P34">Соответствие ТКНФ/МКНФ: ДА</text:p>
      <text:p text:style-name="P34"/>
      <text:p text:style-name="P34"/>
      <text:p text:style-name="P35">Выводы:<text:line-break/><text:span text:style-name="T5">Как видно из результатов работы программы, все методы справились с задачей минимизацией нормальных форм, но нельзя утверждать что при большем количестве переменных они также покажут одинаковый результат.</text:span></text:p>
      <text:p text:style-name="P34">Сравнивая методы, напрашивается вывод, что самым простым для реализации методом является самый сложный для человеческого понимания<text:span text:style-name="T9">(расчетный), а самым сложным в реализации оказался метод, являющийся самым простым для понимания. Другие недостатки методов заключаются в том, что некоторые из них требуют больше памяти, чем другие.</text:span></text:p>
      <text:p text:style-name="P34"><text:soft-page-break/>Исходя из плюсов и минусов сложности реализации, затрат на время и память и эффективность метода, можно сделать вывод, что самым лучшим методом реализации минимизации нормальных форм является метод Квайна-Мак-Класки из-за его относительной простоты релизации<text:span text:style-name="T10">(по сравнению с картами Карно) и эффективности выполнения задачи.</text:span></text:p>
      <text:p text:style-name="P34"/>
      <text:p text:style-name="P35">Листинг кода:</text:p>
      <text:p text:style-name="P35"/>
      <text:p text:style-name="P34">import re</text:p>
      <text:p text:style-name="P34"/>
      <text:p text:style-name="P34">class LogicMinimizer:</text:p>
      <text:p text:style-name="P34"><text:s text:c="4"/>def __init__(self, input_expr: str, var_names: list = None):</text:p>
      <text:p text:style-name="P34"><text:s text:c="8"/>self.original_expr = input_expr</text:p>
      <text:p text:style-name="P34"><text:s text:c="8"/>self.var_names = var_names if var_names else ['x1', 'x2', 'x3']</text:p>
      <text:p text:style-name="P34"><text:s text:c="8"/>self.n_vars = len(self.var_names)</text:p>
      <text:p text:style-name="P34"><text:s text:c="8"/></text:p>
      <text:p text:style-name="P34"><text:s text:c="8"/>self.truth_table = []</text:p>
      <text:p text:style-name="P34"><text:s text:c="8"/>self.values = []</text:p>
      <text:p text:style-name="P34"><text:s text:c="8"/>self.minterms = []</text:p>
      <text:p text:style-name="P34"><text:s text:c="8"/>self.maxterms = []</text:p>
      <text:p text:style-name="P34"><text:s text:c="8"/></text:p>
      <text:p text:style-name="P34"><text:s text:c="8"/>self.reduced_dnf_terms = []</text:p>
      <text:p text:style-name="P34"><text:s text:c="8"/>self.deadend_dnf_terms = []</text:p>
      <text:p text:style-name="P34"><text:s text:c="8"/>self.reduced_knf_terms = []</text:p>
      <text:p text:style-name="P34"><text:s text:c="8"/>self.deadend_knf_terms = []</text:p>
      <text:p text:style-name="P34"/>
      <text:p text:style-name="P34"><text:s text:c="8"/>self._build_truth_table()</text:p>
      <text:p text:style-name="P34"/>
      <text:p text:style-name="P34"><text:s text:c="4"/>def _build_truth_table(self):</text:p>
      <text:p text:style-name="P34"><text:s text:c="8"/>py_expr = self.original_expr</text:p>
      <text:p text:style-name="P34"><text:s text:c="8"/>py_expr = py_expr.replace('~', ' not ')</text:p>
      <text:p text:style-name="P34"><text:s text:c="8"/>py_expr = py_expr.replace('+', ' or ')</text:p>
      <text:p text:style-name="P34"><text:s text:c="8"/>py_expr = py_expr.replace('*', ' and ')</text:p>
      <text:p text:style-name="P34"><text:s text:c="8"/>py_expr = " ".join(py_expr.split())</text:p>
      <text:p text:style-name="P34"/>
      <text:p text:style-name="P34"><text:s text:c="8"/>self.truth_table = []</text:p>
      <text:p text:style-name="P34"><text:s text:c="8"/>self.values = []</text:p>
      <text:p text:style-name="P34"><text:s text:c="8"/>self.minterms = []</text:p>
      <text:p text:style-name="P34"><text:s text:c="8"/>self.maxterms = []</text:p>
      <text:p text:style-name="P34"/>
      <text:p text:style-name="P34"><text:s text:c="8"/>for i in range(2 ** self.n_vars):</text:p>
      <text:p text:style-name="P34"><text:s text:c="12"/>bits = []</text:p>
      <text:p text:style-name="P34"><text:s text:c="12"/>vars_dict = {}</text:p>
      <text:p text:style-name="P34"><text:s text:c="12"/>for j in range(self.n_vars):</text:p>
      <text:p text:style-name="P34"><text:soft-page-break/><text:s text:c="16"/>bit = (i &gt;&gt; (self.n_vars - 1 - j)) &amp; 1</text:p>
      <text:p text:style-name="P34"><text:s text:c="16"/>bits.append(bit)</text:p>
      <text:p text:style-name="P34"><text:s text:c="16"/>vars_dict[self.var_names[j]] = bool(bit)</text:p>
      <text:p text:style-name="P34"/>
      <text:p text:style-name="P34"><text:s text:c="12"/>try:</text:p>
      <text:p text:style-name="P34"><text:s text:c="16"/>result = eval(py_expr, {"__builtins__": None}, vars_dict)</text:p>
      <text:p text:style-name="P34"><text:s text:c="16"/>val = 1 if result else 0</text:p>
      <text:p text:style-name="P34"><text:s text:c="12"/>except Exception as e:</text:p>
      <text:p text:style-name="P34"><text:s text:c="16"/>print(f"Ошибка вычисления выражения: {e}")</text:p>
      <text:p text:style-name="P34"><text:s text:c="16"/>return</text:p>
      <text:p text:style-name="P34"/>
      <text:p text:style-name="P34"><text:s text:c="12"/>self.truth_table.append({'index': i, 'bits': bits, 'value': val})</text:p>
      <text:p text:style-name="P34"><text:s text:c="12"/>self.values.append(val)</text:p>
      <text:p text:style-name="P34"/>
      <text:p text:style-name="P34"><text:s text:c="12"/>if val == 1:</text:p>
      <text:p text:style-name="P34"><text:s text:c="16"/>self.minterms.append(i)</text:p>
      <text:p text:style-name="P34"><text:s text:c="12"/>else:</text:p>
      <text:p text:style-name="P34"><text:s text:c="16"/>self.maxterms.append(i)</text:p>
      <text:p text:style-name="P34"/>
      <text:p text:style-name="P34"><text:s text:c="4"/>def print_truth_table(self):</text:p>
      <text:p text:style-name="P34"><text:s text:c="8"/>print("Таблица истинности:")</text:p>
      <text:p text:style-name="P34"><text:s text:c="8"/>header = f"{'№':&lt;3} | " + " ".join([f"{v:&lt;2}" for v in self.var_names]) + f" | {'f':&lt;2}"</text:p>
      <text:p text:style-name="P34"><text:s text:c="8"/>print(header)</text:p>
      <text:p text:style-name="P34"><text:s text:c="8"/>print("-" * len(header))</text:p>
      <text:p text:style-name="P34"/>
      <text:p text:style-name="P34"><text:s text:c="8"/>for row in self.truth_table:</text:p>
      <text:p text:style-name="P34"><text:s text:c="12"/>bits_str = " ".join([str(b) for b in row['bits']])</text:p>
      <text:p text:style-name="P34"><text:s text:c="12"/>print(f"{row['index']:&lt;3} | {bits_str:&lt;8} | {row['value']:&lt;2}")</text:p>
      <text:p text:style-name="P34"/>
      <text:p text:style-name="P34"><text:s text:c="4"/>def bits_to_term_str_dnf(self, bits_str):</text:p>
      <text:p text:style-name="P34"><text:s text:c="8"/>term = []</text:p>
      <text:p text:style-name="P34"><text:s text:c="8"/>for i, bit in enumerate(bits_str):</text:p>
      <text:p text:style-name="P34"><text:s text:c="12"/>if bit == '1':</text:p>
      <text:p text:style-name="P34"><text:s text:c="16"/>term.append(self.var_names[i])</text:p>
      <text:p text:style-name="P34"><text:s text:c="12"/>elif bit == '0':</text:p>
      <text:p text:style-name="P34"><text:s text:c="16"/>term.append(f"~{self.var_names[i]}")</text:p>
      <text:p text:style-name="P34"><text:s text:c="8"/>return "*".join(term) if term else "1"</text:p>
      <text:p text:style-name="P34"/>
      <text:p text:style-name="P34"><text:s text:c="4"/>def bits_to_term_str_knf(self, bits_str):</text:p>
      <text:p text:style-name="P34"><text:s text:c="8"/>term = []</text:p>
      <text:p text:style-name="P34"><text:s text:c="8"/>for i, bit in enumerate(bits_str):</text:p>
      <text:p text:style-name="P34"><text:s text:c="12"/>if bit == '0':</text:p>
      <text:p text:style-name="P34"><text:s text:c="16"/>term.append(self.var_names[i])</text:p>
      <text:p text:style-name="P34"><text:soft-page-break/><text:s text:c="12"/>elif bit == '1':</text:p>
      <text:p text:style-name="P34"><text:s text:c="16"/>term.append(f"~{self.var_names[i]}")</text:p>
      <text:p text:style-name="P34"><text:s text:c="8"/>return "(" + " + ".join(term) + ")" if term else "(0)"</text:p>
      <text:p text:style-name="P34"/>
      <text:p text:style-name="P34"><text:s text:c="4"/>def term_str_to_dnf(self, terms_list):</text:p>
      <text:p text:style-name="P34"><text:s text:c="8"/>return " + ".join(terms_list) if terms_list else "0"</text:p>
      <text:p text:style-name="P34"/>
      <text:p text:style-name="P34"><text:s text:c="4"/>def term_str_to_knf(self, terms_list):</text:p>
      <text:p text:style-name="P34"><text:s text:c="8"/>return "*".join(terms_list) if terms_list else "1"</text:p>
      <text:p text:style-name="P34"/>
      <text:p text:style-name="P34"><text:s text:c="4"/>def _find_prime_implicants(self, indices):</text:p>
      <text:p text:style-name="P34"><text:s text:c="8"/>if not indices:</text:p>
      <text:p text:style-name="P34"><text:s text:c="12"/>return []</text:p>
      <text:p text:style-name="P34"><text:s text:c="8"/></text:p>
      <text:p text:style-name="P34"><text:s text:c="8"/>terms = [format(m, f'0{self.n_vars}b') for m in indices]</text:p>
      <text:p text:style-name="P34"><text:s text:c="8"/>prime_implicants = []</text:p>
      <text:p text:style-name="P34"><text:s text:c="8"/></text:p>
      <text:p text:style-name="P34"><text:s text:c="8"/>while True:</text:p>
      <text:p text:style-name="P34"><text:s text:c="12"/>marked = [False] * len(terms)</text:p>
      <text:p text:style-name="P34"><text:s text:c="12"/>new_terms = []</text:p>
      <text:p text:style-name="P34"><text:s text:c="12"/></text:p>
      <text:p text:style-name="P34"><text:s text:c="12"/>for i in range(len(terms)):</text:p>
      <text:p text:style-name="P34"><text:s text:c="16"/>for j in range(i + 1, len(terms)):</text:p>
      <text:p text:style-name="P34"><text:s text:c="20"/>diff_pos = -1</text:p>
      <text:p text:style-name="P34"><text:s text:c="20"/>diff_count = 0</text:p>
      <text:p text:style-name="P34"><text:s text:c="20"/>for k in range(self.n_vars):</text:p>
      <text:p text:style-name="P34"><text:s text:c="24"/>if terms[i][k] != terms[j][k]:</text:p>
      <text:p text:style-name="P34"><text:s text:c="28"/>if terms[i][k] != '-' and terms[j][k] != '-':</text:p>
      <text:p text:style-name="P34"><text:s text:c="32"/>diff_count += 1</text:p>
      <text:p text:style-name="P34"><text:s text:c="32"/>diff_pos = k</text:p>
      <text:p text:style-name="P34"><text:s text:c="28"/>else:</text:p>
      <text:p text:style-name="P34"><text:s text:c="32"/>diff_count = 2</text:p>
      <text:p text:style-name="P34"><text:s text:c="20"/>if diff_count == 1:</text:p>
      <text:p text:style-name="P34"><text:s text:c="24"/>marked[i] = True</text:p>
      <text:p text:style-name="P34"><text:s text:c="24"/>marked[j] = True</text:p>
      <text:p text:style-name="P34"><text:s text:c="24"/>glued = terms[i][:diff_pos] + '-' + terms[i][diff_pos+1:]</text:p>
      <text:p text:style-name="P34"><text:s text:c="24"/>if glued not in new_terms:</text:p>
      <text:p text:style-name="P34"><text:s text:c="28"/>new_terms.append(glued)</text:p>
      <text:p text:style-name="P34"><text:s text:c="12"/></text:p>
      <text:p text:style-name="P34"><text:s text:c="12"/>for i, t in enumerate(terms):</text:p>
      <text:p text:style-name="P34"><text:s text:c="16"/>if not marked[i] and t not in prime_implicants:</text:p>
      <text:p text:style-name="P34"><text:s text:c="20"/>prime_implicants.append(t)</text:p>
      <text:p text:style-name="P34"><text:s text:c="12"/></text:p>
      <text:p text:style-name="P34"><text:s text:c="12"/>if not new_terms:</text:p>
      <text:p text:style-name="P34"><text:soft-page-break/><text:s text:c="16"/>break</text:p>
      <text:p text:style-name="P34"><text:s text:c="12"/>terms = new_terms</text:p>
      <text:p text:style-name="P34"><text:s text:c="8"/></text:p>
      <text:p text:style-name="P34"><text:s text:c="8"/>return prime_implicants</text:p>
      <text:p text:style-name="P34"/>
      <text:p text:style-name="P34"><text:s text:c="4"/>def _check_implicant_redundant(self, implicant, other_implicants, indices):</text:p>
      <text:p text:style-name="P34"><text:s text:c="8"/>covered_indices = []</text:p>
      <text:p text:style-name="P34"><text:s text:c="8"/>for idx in indices:</text:p>
      <text:p text:style-name="P34"><text:s text:c="12"/>idx_bits = format(idx, f'0{self.n_vars}b')</text:p>
      <text:p text:style-name="P34"><text:s text:c="12"/>match = True</text:p>
      <text:p text:style-name="P34"><text:s text:c="12"/>for k in range(self.n_vars):</text:p>
      <text:p text:style-name="P34"><text:s text:c="16"/>if implicant[k] != '-' and implicant[k] != idx_bits[k]:</text:p>
      <text:p text:style-name="P34"><text:s text:c="20"/>match = False</text:p>
      <text:p text:style-name="P34"><text:s text:c="20"/>break</text:p>
      <text:p text:style-name="P34"><text:s text:c="12"/>if match:</text:p>
      <text:p text:style-name="P34"><text:s text:c="16"/>covered_indices.append(idx)</text:p>
      <text:p text:style-name="P34"><text:s text:c="8"/></text:p>
      <text:p text:style-name="P34"><text:s text:c="8"/>if not covered_indices:</text:p>
      <text:p text:style-name="P34"><text:s text:c="12"/>return True</text:p>
      <text:p text:style-name="P34"><text:s text:c="8"/></text:p>
      <text:p text:style-name="P34"><text:s text:c="8"/>for idx in covered_indices:</text:p>
      <text:p text:style-name="P34"><text:s text:c="12"/>idx_bits = format(idx, f'0{self.n_vars}b')</text:p>
      <text:p text:style-name="P34"><text:s text:c="12"/>covered_by_others = False</text:p>
      <text:p text:style-name="P34"><text:s text:c="12"/></text:p>
      <text:p text:style-name="P34"><text:s text:c="12"/>for other in other_implicants:</text:p>
      <text:p text:style-name="P34"><text:s text:c="16"/>if other == implicant:</text:p>
      <text:p text:style-name="P34"><text:s text:c="20"/>continue</text:p>
      <text:p text:style-name="P34"><text:s text:c="16"/>match = True</text:p>
      <text:p text:style-name="P34"><text:s text:c="16"/>for k in range(self.n_vars):</text:p>
      <text:p text:style-name="P34"><text:s text:c="20"/>if other[k] != '-' and other[k] != idx_bits[k]:</text:p>
      <text:p text:style-name="P34"><text:s text:c="24"/>match = False</text:p>
      <text:p text:style-name="P34"><text:s text:c="24"/>break</text:p>
      <text:p text:style-name="P34"><text:s text:c="16"/>if match:</text:p>
      <text:p text:style-name="P34"><text:s text:c="20"/>covered_by_others = True</text:p>
      <text:p text:style-name="P34"><text:s text:c="20"/>break</text:p>
      <text:p text:style-name="P34"><text:s text:c="12"/></text:p>
      <text:p text:style-name="P34"><text:s text:c="12"/>if not covered_by_others:</text:p>
      <text:p text:style-name="P34"><text:s text:c="16"/>return False</text:p>
      <text:p text:style-name="P34"><text:s text:c="8"/></text:p>
      <text:p text:style-name="P34"><text:s text:c="8"/>return True</text:p>
      <text:p text:style-name="P34"/>
      <text:p text:style-name="P34"><text:s text:c="4"/>def _remove_redundant_calculation(self, prime_implicants, indices):</text:p>
      <text:p text:style-name="P34"><text:s text:c="8"/>if not prime_implicants:</text:p>
      <text:p text:style-name="P34"><text:s text:c="12"/>return []</text:p>
      <text:p text:style-name="P34"><text:soft-page-break/><text:s text:c="8"/></text:p>
      <text:p text:style-name="P34"><text:s text:c="8"/>result = prime_implicants.copy()</text:p>
      <text:p text:style-name="P34"><text:s text:c="8"/></text:p>
      <text:p text:style-name="P34"><text:s text:c="8"/>for implicant in prime_implicants:</text:p>
      <text:p text:style-name="P34"><text:s text:c="12"/>others = [p for p in result if p != implicant]</text:p>
      <text:p text:style-name="P34"><text:s text:c="12"/>if self._check_implicant_redundant(implicant, others, indices):</text:p>
      <text:p text:style-name="P34"><text:s text:c="16"/>result.remove(implicant)</text:p>
      <text:p text:style-name="P34"><text:s text:c="8"/></text:p>
      <text:p text:style-name="P34"><text:s text:c="8"/>return result</text:p>
      <text:p text:style-name="P34"/>
      <text:p text:style-name="P34"><text:s text:c="4"/>def _build_coverage_table(self, prime_implicants, indices):</text:p>
      <text:p text:style-name="P34"><text:s text:c="8"/>table = {}</text:p>
      <text:p text:style-name="P34"><text:s text:c="8"/>for i, imp in enumerate(prime_implicants):</text:p>
      <text:p text:style-name="P34"><text:s text:c="12"/>table[i] = {}</text:p>
      <text:p text:style-name="P34"><text:s text:c="12"/>for idx in indices:</text:p>
      <text:p text:style-name="P34"><text:s text:c="16"/>idx_bits = format(idx, f'0{self.n_vars}b')</text:p>
      <text:p text:style-name="P34"><text:s text:c="16"/>match = True</text:p>
      <text:p text:style-name="P34"><text:s text:c="16"/>for k in range(self.n_vars):</text:p>
      <text:p text:style-name="P34"><text:s text:c="20"/>if imp[k] != '-' and imp[k] != idx_bits[k]:</text:p>
      <text:p text:style-name="P34"><text:s text:c="24"/>match = False</text:p>
      <text:p text:style-name="P34"><text:s text:c="24"/>break</text:p>
      <text:p text:style-name="P34"><text:s text:c="16"/>table[i][idx] = 'X' if match else ''</text:p>
      <text:p text:style-name="P34"><text:s text:c="8"/></text:p>
      <text:p text:style-name="P34"><text:s text:c="8"/>redundant = []</text:p>
      <text:p text:style-name="P34"><text:s text:c="8"/>for i, imp in enumerate(prime_implicants):</text:p>
      <text:p text:style-name="P34"><text:s text:c="12"/>others = [p for j, p in enumerate(prime_implicants) if j != i]</text:p>
      <text:p text:style-name="P34"><text:s text:c="12"/>if self._check_implicant_redundant(imp, others, indices):</text:p>
      <text:p text:style-name="P34"><text:s text:c="16"/>redundant.append(i)</text:p>
      <text:p text:style-name="P34"><text:s text:c="8"/></text:p>
      <text:p text:style-name="P34"><text:s text:c="8"/>return table, redundant</text:p>
      <text:p text:style-name="P34"/>
      <text:p text:style-name="P34"><text:s text:c="4"/>def _remove_redundant_table_method(self, prime_implicants, indices):</text:p>
      <text:p text:style-name="P34"><text:s text:c="8"/>if not prime_implicants:</text:p>
      <text:p text:style-name="P34"><text:s text:c="12"/>return []</text:p>
      <text:p text:style-name="P34"><text:s text:c="8"/></text:p>
      <text:p text:style-name="P34"><text:s text:c="8"/>table, redundant = self._build_coverage_table(prime_implicants, indices)</text:p>
      <text:p text:style-name="P34"><text:s text:c="8"/></text:p>
      <text:p text:style-name="P34"><text:s text:c="8"/>print("\nТаблица покрытия:")</text:p>
      <text:p text:style-name="P34"><text:s text:c="8"/>header = "Импликанты\\Конституэнты | " + " | ".join([str(idx) for idx in indices])</text:p>
      <text:p text:style-name="P34"><text:s text:c="8"/>print(header)</text:p>
      <text:p text:style-name="P34"><text:s text:c="8"/>print("-" * len(header))</text:p>
      <text:p text:style-name="P34"><text:s text:c="8"/></text:p>
      <text:p text:style-name="P34"><text:s text:c="8"/>for i, imp in enumerate(prime_implicants):</text:p>
      <text:p text:style-name="P34"><text:soft-page-break/><text:s text:c="12"/>row_str = f"{self.bits_to_term_str_dnf(imp):&lt;25} | "</text:p>
      <text:p text:style-name="P34"><text:s text:c="12"/>row_str += " | ".join([table[i][idx] if idx in table[i] else '' for idx in indices])</text:p>
      <text:p text:style-name="P34"><text:s text:c="12"/>if i in redundant:</text:p>
      <text:p text:style-name="P34"><text:s text:c="16"/>row_str += " ← ЛИШНЯЯ"</text:p>
      <text:p text:style-name="P34"><text:s text:c="12"/>print(row_str)</text:p>
      <text:p text:style-name="P34"><text:s text:c="8"/></text:p>
      <text:p text:style-name="P34"><text:s text:c="8"/>result = [p for i, p in enumerate(prime_implicants) if i not in redundant]</text:p>
      <text:p text:style-name="P34"><text:s text:c="8"/>return result</text:p>
      <text:p text:style-name="P34"/>
      <text:p text:style-name="P34"><text:s text:c="4"/>def _get_kmap_layout(self):</text:p>
      <text:p text:style-name="P34"><text:s text:c="8"/>def get_gray(n):</text:p>
      <text:p text:style-name="P34"><text:s text:c="12"/>if n == 1:</text:p>
      <text:p text:style-name="P34"><text:s text:c="16"/>return ['0', '1']</text:p>
      <text:p text:style-name="P34"><text:s text:c="12"/>prev = get_gray(n - 1)</text:p>
      <text:p text:style-name="P34"><text:s text:c="12"/>return ['0' + x for x in prev] + ['1' + x for x in prev[::-1]]</text:p>
      <text:p text:style-name="P34"><text:s text:c="8"/></text:p>
      <text:p text:style-name="P34"><text:s text:c="8"/>if self.n_vars == 2:</text:p>
      <text:p text:style-name="P34"><text:s text:c="12"/>return get_gray(1), get_gray(1)</text:p>
      <text:p text:style-name="P34"><text:s text:c="8"/>elif self.n_vars == 3:</text:p>
      <text:p text:style-name="P34"><text:s text:c="12"/>return get_gray(1), get_gray(2)</text:p>
      <text:p text:style-name="P34"><text:s text:c="8"/>elif self.n_vars == 4:</text:p>
      <text:p text:style-name="P34"><text:s text:c="12"/>return get_gray(2), get_gray(2)</text:p>
      <text:p text:style-name="P34"><text:s text:c="8"/>else:</text:p>
      <text:p text:style-name="P34"><text:s text:c="12"/>return None, None</text:p>
      <text:p text:style-name="P34"/>
      <text:p text:style-name="P34"><text:s text:c="4"/>def _minimize_kmap(self, indices):</text:p>
      <text:p text:style-name="P34"><text:s text:c="8"/>if self.n_vars &gt; 4:</text:p>
      <text:p text:style-name="P34"><text:s text:c="12"/>prime = self._find_prime_implicants(indices)</text:p>
      <text:p text:style-name="P34"><text:s text:c="12"/>return self._remove_redundant_calculation(prime, indices)</text:p>
      <text:p text:style-name="P34"><text:s text:c="8"/></text:p>
      <text:p text:style-name="P34"><text:s text:c="8"/>row_gray, col_gray = self._get_kmap_layout()</text:p>
      <text:p text:style-name="P34"><text:s text:c="8"/>if row_gray is None:</text:p>
      <text:p text:style-name="P34"><text:s text:c="12"/>prime = self._find_prime_implicants(indices)</text:p>
      <text:p text:style-name="P34"><text:s text:c="12"/>return self._remove_redundant_calculation(prime, indices)</text:p>
      <text:p text:style-name="P34"><text:s text:c="8"/></text:p>
      <text:p text:style-name="P34"><text:s text:c="8"/>n_rows = len(row_gray)</text:p>
      <text:p text:style-name="P34"><text:s text:c="8"/>n_cols = len(col_gray)</text:p>
      <text:p text:style-name="P34"><text:s text:c="8"/></text:p>
      <text:p text:style-name="P34"><text:s text:c="8"/>kmap = {}</text:p>
      <text:p text:style-name="P34"><text:s text:c="8"/>for idx in indices:</text:p>
      <text:p text:style-name="P34"><text:s text:c="12"/>b = format(idx, f'0{self.n_vars}b')</text:p>
      <text:p text:style-name="P34"><text:s text:c="12"/>if self.n_vars == 2:</text:p>
      <text:p text:style-name="P34"><text:s text:c="16"/>r_bits, c_bits = b[0], b[1]</text:p>
      <text:p text:style-name="P34"><text:s text:c="12"/>elif self.n_vars == 3:</text:p>
      <text:p text:style-name="P34"><text:soft-page-break/><text:s text:c="16"/>r_bits, c_bits = b[0], b[1:]</text:p>
      <text:p text:style-name="P34"><text:s text:c="12"/>elif self.n_vars == 4:</text:p>
      <text:p text:style-name="P34"><text:s text:c="16"/>r_bits, c_bits = b[:2], b[2:]</text:p>
      <text:p text:style-name="P34"><text:s text:c="12"/></text:p>
      <text:p text:style-name="P34"><text:s text:c="12"/>r_idx = row_gray.index(r_bits) if r_bits in row_gray else 0</text:p>
      <text:p text:style-name="P34"><text:s text:c="12"/>c_idx = col_gray.index(c_bits) if c_bits in col_gray else 0</text:p>
      <text:p text:style-name="P34"><text:s text:c="12"/>kmap[(r_idx, c_idx)] = 1</text:p>
      <text:p text:style-name="P34"><text:s text:c="8"/></text:p>
      <text:p text:style-name="P34"><text:s text:c="8"/>print("\nКарта Карно:")</text:p>
      <text:p text:style-name="P34"><text:s text:c="8"/>print(" <text:s text:c="3"/>" + " <text:s/>".join(col_gray))</text:p>
      <text:p text:style-name="P34"><text:s text:c="8"/>for r_idx, r_code in enumerate(row_gray):</text:p>
      <text:p text:style-name="P34"><text:s text:c="12"/>row_str = f"{r_code}: "</text:p>
      <text:p text:style-name="P34"><text:s text:c="12"/>for c_idx in range(n_cols):</text:p>
      <text:p text:style-name="P34"><text:s text:c="16"/>row_str += " 1 <text:s/>" if kmap.get((r_idx, c_idx)) else " 0 <text:s/>"</text:p>
      <text:p text:style-name="P34"><text:s text:c="12"/>print(row_str)</text:p>
      <text:p text:style-name="P34"><text:s text:c="8"/></text:p>
      <text:p text:style-name="P34"><text:s text:c="8"/>prime = self._find_prime_implicants(indices)</text:p>
      <text:p text:style-name="P34"><text:s text:c="8"/>return self._remove_redundant_calculation(prime, indices)</text:p>
      <text:p text:style-name="P34"/>
      <text:p text:style-name="P34"><text:s text:c="4"/># Метод <text:span text:style-name="T11">1</text:span></text:p>
      <text:p text:style-name="P34"><text:s text:c="4"/>def minimize_calculation_method(self):</text:p>
      <text:p text:style-name="P34"><text:s text:c="8"/>print("\n" + "="*50)</text:p>
      <text:p text:style-name="P34"><text:s text:c="8"/>print("МЕТОД 1: РАСЧЁТНЫЙ")</text:p>
      <text:p text:style-name="P34"><text:s text:c="8"/>print("="*50)</text:p>
      <text:p text:style-name="P34"><text:s text:c="8"/></text:p>
      <text:p text:style-name="P34"><text:s text:c="8"/># ДНФ</text:p>
      <text:p text:style-name="P34"><text:s text:c="8"/>print("\n[ДНФ]")</text:p>
      <text:p text:style-name="P34"><text:s text:c="8"/>self.reduced_dnf_terms = self._find_prime_implicants(self.minterms)</text:p>
      <text:p text:style-name="P34"><text:s text:c="8"/>self.deadend_dnf_terms = self._remove_redundant_calculation(self.reduced_dnf_terms, self.minterms)</text:p>
      <text:p text:style-name="P34"><text:s text:c="8"/></text:p>
      <text:p text:style-name="P34"><text:s text:c="8"/>reduced_str = self.term_str_to_dnf([self.bits_to_term_str_dnf(p) for p in self.reduced_dnf_terms])</text:p>
      <text:p text:style-name="P34"><text:s text:c="8"/>deadend_str = self.term_str_to_dnf([self.bits_to_term_str_dnf(p) for p in self.deadend_dnf_terms])</text:p>
      <text:p text:style-name="P34"><text:s text:c="8"/></text:p>
      <text:p text:style-name="P34"><text:s text:c="8"/>print(f"ТДНФ: {reduced_str}")</text:p>
      <text:p text:style-name="P34"><text:s text:c="8"/>print(f"МДНФ: {deadend_str}")</text:p>
      <text:p text:style-name="P34"><text:s text:c="8"/>print(f"Соответствие ТДНФ/МДНФ: {'ДА' if reduced_str == deadend_str else 'НЕТ'}")</text:p>
      <text:p text:style-name="P34"><text:s text:c="8"/></text:p>
      <text:p text:style-name="P34"><text:s text:c="8"/># КНФ</text:p>
      <text:p text:style-name="P34"><text:s text:c="8"/>print("\n[КНФ]")</text:p>
      <text:p text:style-name="P34"><text:s text:c="8"/>self.reduced_knf_terms = self._find_prime_implicants(self.maxterms)</text:p>
      <text:p text:style-name="P34"><text:soft-page-break/><text:s text:c="8"/>self.deadend_knf_terms = self._remove_redundant_calculation(self.reduced_knf_terms, self.maxterms)</text:p>
      <text:p text:style-name="P34"><text:s text:c="8"/></text:p>
      <text:p text:style-name="P34"><text:s text:c="8"/>reduced_str = self.term_str_to_knf([self.bits_to_term_str_knf(p) for p in self.reduced_knf_terms])</text:p>
      <text:p text:style-name="P34"><text:s text:c="8"/>deadend_str = self.term_str_to_knf([self.bits_to_term_str_knf(p) for p in self.deadend_knf_terms])</text:p>
      <text:p text:style-name="P34"><text:s text:c="8"/></text:p>
      <text:p text:style-name="P34"><text:s text:c="8"/>print(f"ТКНФ: {reduced_str}")</text:p>
      <text:p text:style-name="P34"><text:s text:c="8"/>print(f"МКНФ: {deadend_str}")</text:p>
      <text:p text:style-name="P34"><text:s text:c="8"/>print(f"Соответствие ТКНФ/МКНФ: {'ДА' if reduced_str == deadend_str else 'НЕТ'}")</text:p>
      <text:p text:style-name="P34"/>
      <text:p text:style-name="P34"><text:s text:c="4"/># Метод <text:span text:style-name="T11">2</text:span></text:p>
      <text:p text:style-name="P34"><text:s text:c="4"/>def minimize_calculation_table_method(self):</text:p>
      <text:p text:style-name="P34"><text:s text:c="8"/>print("\n" + "="*50)</text:p>
      <text:p text:style-name="P34"><text:s text:c="8"/>print("МЕТОД 2: РАСЧЁТНО-ТАБЛИЧНЫЙ")</text:p>
      <text:p text:style-name="P34"><text:s text:c="8"/>print("="*50)</text:p>
      <text:p text:style-name="P34"><text:s text:c="8"/></text:p>
      <text:p text:style-name="P34"><text:s text:c="8"/># ДНФ</text:p>
      <text:p text:style-name="P34"><text:s text:c="8"/>print("\n[ДНФ]")</text:p>
      <text:p text:style-name="P34"><text:s text:c="8"/>self.reduced_dnf_terms = self._find_prime_implicants(self.minterms)</text:p>
      <text:p text:style-name="P34"><text:s text:c="8"/>self.deadend_dnf_terms = self._remove_redundant_table_method(self.reduced_dnf_terms, self.minterms)</text:p>
      <text:p text:style-name="P34"><text:s text:c="8"/></text:p>
      <text:p text:style-name="P34"><text:s text:c="8"/>reduced_str = self.term_str_to_dnf([self.bits_to_term_str_dnf(p) for p in self.reduced_dnf_terms])</text:p>
      <text:p text:style-name="P34"><text:s text:c="8"/>deadend_str = self.term_str_to_dnf([self.bits_to_term_str_dnf(p) for p in self.deadend_dnf_terms])</text:p>
      <text:p text:style-name="P34"><text:s text:c="8"/></text:p>
      <text:p text:style-name="P34"><text:s text:c="8"/>print(f"ТДНФ: {reduced_str}")</text:p>
      <text:p text:style-name="P34"><text:s text:c="8"/>print(f"МДНФ: {deadend_str}")</text:p>
      <text:p text:style-name="P34"><text:s text:c="8"/>print(f"Соответствие ТДНФ/МДНФ: {'ДА' if reduced_str == deadend_str else 'НЕТ'}")</text:p>
      <text:p text:style-name="P34"><text:s text:c="8"/></text:p>
      <text:p text:style-name="P34"><text:s text:c="8"/># КНФ</text:p>
      <text:p text:style-name="P34"><text:s text:c="8"/>print("\n[КНФ]")</text:p>
      <text:p text:style-name="P34"><text:s text:c="8"/>self.reduced_knf_terms = self._find_prime_implicants(self.maxterms)</text:p>
      <text:p text:style-name="P34"><text:s text:c="8"/>self.deadend_knf_terms = self._remove_redundant_table_method(self.reduced_knf_terms, self.maxterms)</text:p>
      <text:p text:style-name="P34"><text:s text:c="8"/></text:p>
      <text:p text:style-name="P34"><text:s text:c="8"/>reduced_str = self.term_str_to_knf([self.bits_to_term_str_knf(p) for p in self.reduced_knf_terms])</text:p>
      <text:p text:style-name="P34"><text:soft-page-break/><text:s text:c="8"/>deadend_str = self.term_str_to_knf([self.bits_to_term_str_knf(p) for p in self.deadend_knf_terms])</text:p>
      <text:p text:style-name="P34"><text:s text:c="8"/></text:p>
      <text:p text:style-name="P34"><text:s text:c="8"/>print(f"ТКНФ: {reduced_str}")</text:p>
      <text:p text:style-name="P34"><text:s text:c="8"/>print(f"МКНФ: {deadend_str}")</text:p>
      <text:p text:style-name="P34"><text:s text:c="8"/>print(f"Соответствие ТКНФ/МКНФ: {'ДА' if reduced_str == deadend_str else 'НЕТ'}")</text:p>
      <text:p text:style-name="P34"/>
      <text:p text:style-name="P36"># Метод 3</text:p>
      <text:p text:style-name="P34"><text:s text:c="4"/>def minimize_table_method(self):</text:p>
      <text:p text:style-name="P34"><text:s text:c="8"/>print("\n" + "="*50)</text:p>
      <text:p text:style-name="P34"><text:s text:c="8"/>print("МЕТОД 3: ТАБЛИЧНЫЙ (КАРТЫ КАРНО)")</text:p>
      <text:p text:style-name="P34"><text:s text:c="8"/>print("="*50)</text:p>
      <text:p text:style-name="P34"><text:s text:c="8"/></text:p>
      <text:p text:style-name="P34"><text:s text:c="8"/># ДНФ</text:p>
      <text:p text:style-name="P34"><text:s text:c="8"/>print("\n[ДНФ]")</text:p>
      <text:p text:style-name="P34"><text:s text:c="8"/>self.deadend_dnf_terms = self._minimize_kmap(self.minterms)</text:p>
      <text:p text:style-name="P34"><text:s text:c="8"/>self.reduced_dnf_terms = self._find_prime_implicants(self.minterms)</text:p>
      <text:p text:style-name="P34"><text:s text:c="8"/></text:p>
      <text:p text:style-name="P34"><text:s text:c="8"/>reduced_str = self.term_str_to_dnf([self.bits_to_term_str_dnf(p) for p in self.reduced_dnf_terms])</text:p>
      <text:p text:style-name="P34"><text:s text:c="8"/>deadend_str = self.term_str_to_dnf([self.bits_to_term_str_dnf(p) for p in self.deadend_dnf_terms])</text:p>
      <text:p text:style-name="P34"><text:s text:c="8"/></text:p>
      <text:p text:style-name="P34"><text:s text:c="8"/>print(f"ТДНФ: {reduced_str}")</text:p>
      <text:p text:style-name="P34"><text:s text:c="8"/>print(f"МДНФ: {deadend_str}")</text:p>
      <text:p text:style-name="P34"><text:s text:c="8"/>print(f"Соответствие ТДНФ/МДНФ: {'ДА' if reduced_str == deadend_str else 'НЕТ'}")</text:p>
      <text:p text:style-name="P34"><text:s text:c="8"/></text:p>
      <text:p text:style-name="P34"><text:s text:c="8"/># КНФ</text:p>
      <text:p text:style-name="P34"><text:s text:c="8"/>print("\n[КНФ]")</text:p>
      <text:p text:style-name="P34"><text:s text:c="8"/>self.deadend_knf_terms = self._minimize_kmap(self.maxterms)</text:p>
      <text:p text:style-name="P34"><text:s text:c="8"/>self.reduced_knf_terms = self._find_prime_implicants(self.maxterms)</text:p>
      <text:p text:style-name="P34"><text:s text:c="8"/></text:p>
      <text:p text:style-name="P34"><text:s text:c="8"/>reduced_str = self.term_str_to_knf([self.bits_to_term_str_knf(p) for p in self.reduced_knf_terms])</text:p>
      <text:p text:style-name="P34"><text:s text:c="8"/>deadend_str = self.term_str_to_knf([self.bits_to_term_str_knf(p) for p in self.deadend_knf_terms])</text:p>
      <text:p text:style-name="P34"><text:s text:c="8"/></text:p>
      <text:p text:style-name="P34"><text:s text:c="8"/>print(f"ТКНФ: {reduced_str}")</text:p>
      <text:p text:style-name="P34"><text:s text:c="8"/>print(f"МКНФ: {deadend_str}")</text:p>
      <text:p text:style-name="P34"><text:s text:c="8"/>print(f"Соответствие ТКНФ/МКНФ: {'ДА' if reduced_str == deadend_str else 'НЕТ'}")</text:p>
      <text:p text:style-name="P34"/>
      <text:p text:style-name="P34"><text:soft-page-break/></text:p>
      <text:p text:style-name="P34">if __name__ == "__main__":</text:p>
      <text:p text:style-name="P34"><text:s text:c="4"/>expr = "~((x2+~x3)*~(x1*x3))"</text:p>
      <text:p text:style-name="P34"><text:s text:c="4"/></text:p>
      <text:p text:style-name="P34"><text:s text:c="4"/>lm = LogicMinimizer(expr)</text:p>
      <text:p text:style-name="P34"><text:s text:c="4"/></text:p>
      <text:p text:style-name="P34"><text:s text:c="4"/># Таблица истинности</text:p>
      <text:p text:style-name="P34"><text:s text:c="4"/>lm.print_truth_table()</text:p>
      <text:p text:style-name="P34"><text:s text:c="4"/></text:p>
      <text:p text:style-name="P34"><text:s text:c="4"/># Все три метода минимизации</text:p>
      <text:p text:style-name="P34"><text:s text:c="4"/>lm.minimize_calculation_method()</text:p>
      <text:p text:style-name="P34"><text:s text:c="4"/>lm.minimize_calculation_table_method()</text:p>
      <text:p text:style-name="P34"><text:s text:c="4"/>lm.minimize_table_method()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Noto Sans Arabic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Noto Sans Arabic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line-height="115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4pt" style:font-name-asian="Calibri1" style:font-family-asian="Calibri" style:font-family-generic-asian="system" style:font-pitch-asian="variable" style:font-size-asian="14pt" style:language-asian="zh" style:country-asian="CN"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ий_20_колонтитул_20_Знак" style:class="extra">
      <style:paragraph-properties fo:line-height="100%">
        <style:tab-stops>
          <style:tab-stop style:position="8.25cm" style:type="center"/>
          <style:tab-stop style:position="16.501cm" style:type="right"/>
        </style:tab-stops>
      </style:paragraph-properties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language-asian="en" style:country-asian="US" style:font-name-complex="Noto Sans Arabic" style:font-family-complex="'Noto Sans Arabic'" style:font-family-generic-complex="system" style:font-pitch-complex="variable"/>
    </style:style>
    <style:style style:name="Footer" style:family="paragraph" style:parent-style-name="Standard" loext:linked-style-name="Нижний_20_колонтитул_20_Знак" style:class="extra">
      <style:paragraph-properties fo:line-height="100%">
        <style:tab-stops>
          <style:tab-stop style:position="8.25cm" style:type="center"/>
          <style:tab-stop style:position="16.501cm" style:type="right"/>
        </style:tab-stops>
      </style:paragraph-properties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language-asian="en" style:country-asian="US" style:font-name-complex="Noto Sans Arabic" style:font-family-complex="'Noto Sans Arabic'" style:font-family-generic-complex="system" style:font-pitch-complex="variable"/>
    </style:style>
    <style:style style:name="List_20_Paragraph" style:display-name="List Paragraph" style:family="paragraph" style:parent-style-name="Standard">
      <style:paragraph-properties fo:margin-left="1.27cm" fo:margin-top="0cm" fo:margin-bottom="0cm" style:contextual-spacing="true"/>
    </style:style>
    <style:style style:name="Balloon_20_Text" style:display-name="Balloon Text" style:family="paragraph" style:parent-style-name="Standard" loext:linked-style-name="Текст_20_выноски_20_Знак">
      <style:paragraph-properties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fo:font-size="12pt" style:font-name-asian="Calibri1" style:font-family-asian="Calibri" style:font-family-generic-asian="system" style:font-pitch-asian="variable" style:font-size-asian="12pt" style:language-asian="ru" style:country-asian="RU" style:font-size-complex="12pt"/>
    </style:style>
    <style:style style:name="Frame_20_contents" style:display-name="Frame contents" style:family="paragraph" style:parent-style-name="Standard" style:class="extra"/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Текст_20_выноски_20_Знак" style:display-name="Текст выноски Знак" style:family="text" style:parent-style-name="Default_20_Paragraph_20_Font" loext:linked-style-name="Balloon_20_Text">
      <style:text-properties style:font-name="Segoe UI" fo:font-family="'Segoe UI'" style:font-family-generic="roman" style:font-pitch="variable" fo:font-size="9pt" style:font-name-asian="Calibri1" style:font-family-asian="Calibri" style:font-family-generic-asian="system" style:font-pitch-asian="variable" style:font-size-asian="9pt" style:language-asian="zh" style:country-asian="CN" style:font-name-complex="Segoe UI1" style:font-family-complex="'Segoe UI'" style:font-family-generic-complex="system" style:font-pitch-complex="variable" style:font-size-complex="9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" style:num-format="1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text:style-name="ListLabel_20_20" loext:is-legal="true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3.156cm"/>
        </style:list-level-properties>
      </text:list-level-style-number>
      <text:list-level-style-number text:level="3" text:style-name="ListLabel_20_21" loext:is-legal="true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3.792cm"/>
        </style:list-level-properties>
      </text:list-level-style-number>
      <text:list-level-style-number text:level="4" text:style-name="ListLabel_20_22" loext:is-legal="true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5.064cm"/>
        </style:list-level-properties>
      </text:list-level-style-number>
      <text:list-level-style-number text:level="5" text:style-name="ListLabel_20_23" loext:is-legal="true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5.701cm"/>
        </style:list-level-properties>
      </text:list-level-style-number>
      <text:list-level-style-number text:level="6" text:style-name="ListLabel_20_24" loext:is-legal="true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6.973cm"/>
        </style:list-level-properties>
      </text:list-level-style-number>
      <text:list-level-style-number text:level="7" text:style-name="ListLabel_20_25" loext:is-legal="true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3.175cm" fo:margin-left="8.244cm"/>
        </style:list-level-properties>
      </text:list-level-style-number>
      <text:list-level-style-number text:level="8" text:style-name="ListLabel_20_26" loext:is-legal="true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3.175cm" fo:margin-left="8.881cm"/>
        </style:list-level-properties>
      </text:list-level-style-number>
      <text:list-level-style-number text:level="9" text:style-name="ListLabel_20_27" loext:is-legal="true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3.81cm" fo:margin-left="10.15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" style:num-format="1">
        <style:list-level-properties text:list-level-position-and-space-mode="label-alignment">
          <style:list-level-label-alignment text:label-followed-by="listtab" fo:text-indent="-0.661cm" fo:margin-left="0.661cm"/>
        </style:list-level-properties>
      </text:list-level-style-number>
      <text:list-level-style-number text:level="2" text:style-name="ListLabel_20_29" loext:num-list-format="%1%.%2%" style:num-format="1" text:display-levels="2">
        <style:list-level-properties text:list-level-position-and-space-mode="label-alignment">
          <style:list-level-label-alignment text:label-followed-by="space" fo:text-indent="-0.661cm" fo:margin-left="1.91cm"/>
        </style:list-level-properties>
      </text:list-level-style-number>
      <text:list-level-style-number text:level="3" text:style-name="ListLabel_20_30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3.768cm"/>
        </style:list-level-properties>
      </text:list-level-style-number>
      <text:list-level-style-number text:level="4" text:style-name="ListLabel_20_31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905cm" fo:margin-left="5.652cm"/>
        </style:list-level-properties>
      </text:list-level-style-number>
      <text:list-level-style-number text:level="5" text:style-name="ListLabel_20_32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6.9cm"/>
        </style:list-level-properties>
      </text:list-level-style-number>
      <text:list-level-style-number text:level="6" text:style-name="ListLabel_20_33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54cm" fo:margin-left="8.784cm"/>
        </style:list-level-properties>
      </text:list-level-style-number>
      <text:list-level-style-number text:level="7" text:style-name="ListLabel_20_34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10.033cm"/>
        </style:list-level-properties>
      </text:list-level-style-number>
      <text:list-level-style-number text:level="8" text:style-name="ListLabel_20_35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3.175cm" fo:margin-left="11.917cm"/>
        </style:list-level-properties>
      </text:list-level-style-number>
      <text:list-level-style-number text:level="9" text:style-name="ListLabel_20_36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3.81cm" fo:margin-left="13.80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" style:num-format="1">
        <style:list-level-properties text:list-level-position-and-space-mode="label-alignment">
          <style:list-level-label-alignment text:label-followed-by="space" fo:text-indent="-0.635cm" fo:margin-left="2.521cm"/>
        </style:list-level-properties>
      </text:list-level-style-number>
      <text:list-level-style-number text:level="2" text:style-name="ListLabel_20_38" loext:is-legal="true" loext:num-list-format="%1%.%2%" style:num-format="1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text:style-name="ListLabel_20_39" loext:is-legal="true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3.156cm"/>
        </style:list-level-properties>
      </text:list-level-style-number>
      <text:list-level-style-number text:level="4" text:style-name="ListLabel_20_40" loext:is-legal="true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27cm" fo:margin-left="3.156cm"/>
        </style:list-level-properties>
      </text:list-level-style-number>
      <text:list-level-style-number text:level="5" text:style-name="ListLabel_20_41" loext:is-legal="true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3.791cm"/>
        </style:list-level-properties>
      </text:list-level-style-number>
      <text:list-level-style-number text:level="6" text:style-name="ListLabel_20_42" loext:is-legal="true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.905cm" fo:margin-left="3.791cm"/>
        </style:list-level-properties>
      </text:list-level-style-number>
      <text:list-level-style-number text:level="7" text:style-name="ListLabel_20_43" loext:is-legal="true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4.426cm"/>
        </style:list-level-properties>
      </text:list-level-style-number>
      <text:list-level-style-number text:level="8" text:style-name="ListLabel_20_44" loext:is-legal="true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4.426cm"/>
        </style:list-level-properties>
      </text:list-level-style-number>
      <text:list-level-style-number text:level="9" text:style-name="ListLabel_20_45" loext:is-legal="true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3.175cm" fo:margin-left="5.06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" style:num-format="1">
        <style:list-level-properties text:list-level-position-and-space-mode="label-alignment">
          <style:list-level-label-alignment text:label-followed-by="listtab" fo:text-indent="-0.635cm" fo:margin-left="2.519cm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89cm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59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29cm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599cm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69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39cm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09cm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79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" style:num-format="1">
        <style:list-level-properties text:list-level-position-and-space-mode="label-alignment">
          <style:list-level-label-alignment text:label-followed-by="space" fo:text-indent="-0.635cm" fo:margin-left="2.521cm"/>
        </style:list-level-properties>
      </text:list-level-style-number>
      <text:list-level-style-number text:level="2" text:style-name="ListLabel_20_56" loext:is-legal="true" loext:num-list-format="%1%.%2%" style:num-format="1" text:display-levels="2">
        <style:list-level-properties text:list-level-position-and-space-mode="label-alignment">
          <style:list-level-label-alignment text:label-followed-by="space" fo:text-indent="-0.635cm" fo:margin-left="2.521cm"/>
        </style:list-level-properties>
      </text:list-level-style-number>
      <text:list-level-style-number text:level="3" text:style-name="ListLabel_20_57" loext:is-legal="true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3.156cm"/>
        </style:list-level-properties>
      </text:list-level-style-number>
      <text:list-level-style-number text:level="4" text:style-name="ListLabel_20_58" loext:is-legal="true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27cm" fo:margin-left="3.156cm"/>
        </style:list-level-properties>
      </text:list-level-style-number>
      <text:list-level-style-number text:level="5" text:style-name="ListLabel_20_59" loext:is-legal="true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3.791cm"/>
        </style:list-level-properties>
      </text:list-level-style-number>
      <text:list-level-style-number text:level="6" text:style-name="ListLabel_20_60" loext:is-legal="true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.905cm" fo:margin-left="3.791cm"/>
        </style:list-level-properties>
      </text:list-level-style-number>
      <text:list-level-style-number text:level="7" text:style-name="ListLabel_20_61" loext:is-legal="true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4.426cm"/>
        </style:list-level-properties>
      </text:list-level-style-number>
      <text:list-level-style-number text:level="8" text:style-name="ListLabel_20_62" loext:is-legal="true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4.426cm"/>
        </style:list-level-properties>
      </text:list-level-style-number>
      <text:list-level-style-number text:level="9" text:style-name="ListLabel_20_63" loext:is-legal="true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3.175cm" fo:margin-left="5.06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000" number:language="ru" number:country="RU">
      <number:number number:min-integer-digits="1"/>
    </number:number-style>
    <number:text-style style:name="N10100" number:language="ru" number:country="RU">
      <number:text-content/>
    </number:text-style>
    <number:number-style style:name="N114">
      <number:scientific-number number:decimal-places="0" number:min-decimal-places="0" number:min-integer-digits="0" number:min-exponent-digits="1" number:exponent-interval="2" number:forced-exponent-sign="true"/>
      <number:text>,</number:text>
    </number:number-style>
    <style:style style:name="Simple_20_Grid_20_Columns.1" style:display-name="Simple Grid Columns.1" style:family="table-cell" style:data-style-name="N10100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Columns.2" style:display-name="Simple Grid Columns.2" style:family="table-cell" style:data-style-name="N10000">
      <style:table-cell-properties fo:background-color="#eeeeee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Columns.3" style:display-name="Simple Grid Columns.3" style:family="table-cell" style:data-style-name="N10100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Columns.4" style:display-name="Simple Grid Columns.4" style:family="table-cell" style:data-style-name="N10000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Columns.5" style:display-name="Simple Grid Columns.5" style:family="table-cell" style:data-style-name="N10000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Columns.6" style:display-name="Simple Grid Columns.6" style:family="table-cell" style:data-style-name="N10100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Columns.7" style:display-name="Simple Grid Columns.7" style:family="table-cell" style:data-style-name="N10000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Columns.8" style:display-name="Simple Grid Columns.8" style:family="table-cell" style:data-style-name="N10000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Columns.9" style:display-name="Simple Grid Columns.9" style:family="table-cell" style:data-style-name="N10000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Columns.10" style:display-name="Simple Grid Columns.10" style:family="table-cell" style:data-style-name="N10000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Columns.11" style:display-name="Simple Grid Columns.11" style:family="table-cell" style:data-style-name="N10100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Columns.12" style:display-name="Simple Grid Columns.12" style:family="table-cell" style:data-style-name="N10100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Columns.13" style:display-name="Simple Grid Columns.13" style:family="table-cell" style:data-style-name="N10100">
      <style:table-cell-properties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Columns.14" style:display-name="Simple Grid Columns.14" style:family="table-cell" style:data-style-name="N10000">
      <style:table-cell-properties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Columns.15" style:display-name="Simple Grid Columns.15" style:family="table-cell" style:data-style-name="N10100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Columns.16" style:display-name="Simple Grid Columns.16" style:family="table-cell" style:data-style-name="N10000">
      <style:table-cell-properties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table:table-template table:name="Simple Grid Columns" table:first-row-end-column="row" table:first-row-start-column="row" table:last-row-end-column="row" table:last-row-start-column="column">
      <table:first-row table:style-name="Simple_20_Grid_20_Columns.1"/>
      <table:last-row table:style-name="Simple_20_Grid_20_Columns.2"/>
      <table:first-column table:style-name="Simple_20_Grid_20_Columns.3"/>
      <table:last-column table:style-name="Simple_20_Grid_20_Columns.4"/>
      <table:body table:style-name="Simple_20_Grid_20_Columns.9"/>
      <table:even-rows table:style-name="Simple_20_Grid_20_Columns.5"/>
      <table:odd-rows table:style-name="Simple_20_Grid_20_Columns.6"/>
      <table:even-columns table:style-name="Simple_20_Grid_20_Columns.7"/>
      <table:odd-columns table:style-name="Simple_20_Grid_20_Columns.8"/>
      <table:background table:style-name="Simple_20_Grid_20_Columns.10"/>
      <loext:first-row-even-column table:style-name="Simple_20_Grid_20_Columns.15"/>
      <loext:last-row-even-column table:style-name="Simple_20_Grid_20_Columns.16"/>
      <loext:first-row-end-column table:style-name="Simple_20_Grid_20_Columns.12"/>
      <loext:first-row-start-column table:style-name="Simple_20_Grid_20_Columns.11"/>
      <loext:last-row-end-column table:style-name="Simple_20_Grid_20_Columns.14"/>
      <loext:last-row-start-column table:style-name="Simple_20_Grid_20_Columns.13"/>
    </table:table-template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T1" style:family="text">
      <style:text-properties style:font-name="Times New Roman" fo:font-size="12pt" style:font-size-asian="12pt" style:font-name-complex="Times New Roman1"/>
    </style:style>
    <style:page-layout style:name="Mpm1">
      <style:page-layout-properties fo:page-width="21.001cm" fo:page-height="29.7cm" style:num-format="1" style:print-orientation="portrait" fo:margin-top="2cm" fo:margin-bottom="1.249cm" fo:margin-left="3cm" fo:margin-right="1.501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494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452cm" fo:margin-left="0cm" fo:margin-right="0cm" fo:margin-top="1.351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 loext:marker-style-name="MT1"><text:span text:style-name="MT1"><text:page-number text:select-page="current">5</text:page-number></text:span></text:p>
        <text:p text:style-name="Footer"/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306</meta:initial-creator>
    <meta:editing-cycles>21</meta:editing-cycles>
    <meta:print-date>2019-05-29T08:48:00</meta:print-date>
    <meta:creation-date>2020-02-19T13:13:00</meta:creation-date>
    <dc:date>2026-03-26T22:31:43.067520720</dc:date>
    <meta:editing-duration>PT7H8M5S</meta:editing-duration>
    <meta:generator>LibreOffice/25.8.5.2$Linux_X86_64 LibreOffice_project/252c20f6956e3db0b52e6e2f9dda67263513c8fc</meta:generator>
    <meta:document-statistic meta:table-count="1" meta:image-count="1" meta:object-count="0" meta:page-count="15" meta:paragraph-count="508" meta:word-count="1976" meta:character-count="19311" meta:non-whitespace-character-count="14012"/>
    <meta:user-defined meta:name="AppVersion">16.0000</meta:user-defined>
    <meta:template xlink:type="simple" xlink:actuate="onRequest" xlink:title="Normal" xlink:href=""/>
  </office:meta>
</office:document-meta>
</file>